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 fo:min-height="0.385cm" fo:min-width="7.755cm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 fo:min-height="0.385cm" fo:min-width="3.564cm"/>
    </style:style>
    <style:style style:name="gr6" style:family="graphic" style:parent-style-name="objectwithoutfill">
      <style:graphic-properties draw:marker-end="Arrow_20_concave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e6e6e6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53cm" svg:height="0.962cm" svg:x="5.481cm" svg:y="0.927cm">
          <draw:text-box>
            <text:p>n</text:p>
          </draw:text-box>
        </draw:frame>
        <draw:frame draw:style-name="gr1" draw:text-style-name="P1" draw:layer="layout" svg:width="1.383cm" svg:height="0.962cm" svg:x="2.27cm" svg:y="2.705cm">
          <draw:text-box>
            <text:p>n/2</text:p>
          </draw:text-box>
        </draw:frame>
        <draw:frame draw:style-name="gr2" draw:text-style-name="P1" draw:layer="layout" svg:width="1.522cm" svg:height="0.962cm" svg:x="7.985cm" svg:y="2.705cm">
          <draw:text-box>
            <text:p>n/2</text:p>
          </draw:text-box>
        </draw:frame>
        <draw:frame draw:style-name="gr1" draw:text-style-name="P1" draw:layer="layout" svg:width="1.56cm" svg:height="0.962cm" svg:x="2.778cm" svg:y="4.483cm">
          <draw:text-box>
            <text:p>sort</text:p>
          </draw:text-box>
        </draw:frame>
        <draw:frame draw:style-name="gr3" draw:text-style-name="P1" draw:layer="layout" svg:width="3.808cm" svg:height="0.962cm" svg:x="6.717cm" svg:y="6.334cm">
          <draw:text-box>
            <text:p>merge</text:p>
          </draw:text-box>
        </draw:frame>
        <draw:frame draw:style-name="gr2" draw:text-style-name="P1" draw:layer="layout" svg:width="1.598cm" svg:height="0.962cm" svg:x="6.895cm" svg:y="4.483cm">
          <draw:text-box>
            <text:p>sort</text:p>
          </draw:text-box>
        </draw:frame>
        <draw:custom-shape draw:style-name="gr4" draw:text-style-name="P2" draw:layer="layout" svg:width="8.255cm" svg:height="0.635cm" svg:x="1.635cm" svg:y="1.7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255cm" svg:height="0.635cm" svg:x="1.651cm" svg:y="7.4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064cm" svg:height="0.635cm" svg:x="6.08cm" svg:y="3.6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064cm" svg:height="0.635cm" svg:x="1.254cm" svg:y="3.6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064cm" svg:height="0.635cm" svg:x="1.254cm" svg:y="5.5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064cm" svg:height="0.635cm" svg:x="6.08cm" svg:y="5.572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61cm" svg:y1="2.397cm" svg:x2="6.842cm" svg:y2="3.667cm">
          <text:p/>
        </draw:line>
        <draw:line draw:style-name="gr6" draw:text-style-name="P3" draw:layer="layout" svg:x1="4.81cm" svg:y1="2.397cm" svg:x2="4.429cm" svg:y2="3.667cm">
          <text:p/>
        </draw:line>
        <draw:line draw:style-name="gr6" draw:text-style-name="P3" draw:layer="layout" svg:x1="4.429cm" svg:y1="4.302cm" svg:x2="4.429cm" svg:y2="5.572cm">
          <text:p/>
        </draw:line>
        <draw:line draw:style-name="gr6" draw:text-style-name="P3" draw:layer="layout" svg:x1="6.842cm" svg:y1="4.302cm" svg:x2="6.842cm" svg:y2="5.572cm">
          <text:p/>
        </draw:line>
        <draw:line draw:style-name="gr6" draw:text-style-name="P3" draw:layer="layout" svg:x1="4.429cm" svg:y1="6.207cm" svg:x2="4.81cm" svg:y2="7.477cm">
          <text:p/>
        </draw:line>
        <draw:line draw:style-name="gr6" draw:text-style-name="P3" draw:layer="layout" svg:x1="6.842cm" svg:y1="6.207cm" svg:x2="6.461cm" svg:y2="7.4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1:32:47.622951887</meta:creation-date>
    <dc:date>2016-12-28T12:11:54.204761288</dc:date>
    <meta:editing-duration>PT39M5S</meta:editing-duration>
    <meta:editing-cycles>3</meta:editing-cycles>
    <meta:generator>LibreOffice/5.0.3.2$Linux_X86_64 LibreOffice_project/00m0$Build-2</meta:generator>
    <meta:document-statistic meta:object-count="18"/>
  </office:meta>
</office:document-meta>
</file>